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b03ba" officeooo:paragraph-rsid="000b03ba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bda6c" officeooo:paragraph-rsid="000bda6c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b03ba" officeooo:paragraph-rsid="000b03ba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03ba" officeooo:paragraph-rsid="000b03ba" style:font-size-asian="12pt" style:font-weight-asian="bold" style:font-name-complex="Arial"/>
    </style:style>
    <style:style style:name="P14" style:family="paragraph" style:parent-style-name="Standard">
      <style:text-properties style:font-name="Arial" fo:font-style="normal" officeooo:rsid="000b03ba" officeooo:paragraph-rsid="000b03ba" style:font-style-asian="normal" style:font-name-complex="Ari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officeooo:rsid="000b03ba" officeooo:paragraph-rsid="000b03ba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da6c" officeooo:paragraph-rsid="000bda6c" style:font-weight-asian="normal" style:font-name-complex="Arial" style:font-weight-complex="normal"/>
    </style:style>
    <style:style style:name="P17" style:family="paragraph" style:parent-style-name="Standard">
      <style:text-properties style:font-name="Arial" fo:font-style="normal" fo:font-weight="normal" officeooo:rsid="000b03ba" style:font-style-asian="normal" style:font-weight-asian="normal" style:font-name-complex="Ari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0b03ba" style:font-name-asian="Arial" style:font-weight-asian="normal" style:font-name-complex="Ari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8pt" fo:font-style="normal" officeooo:rsid="000bda6c" style:font-size-asian="8pt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8pt" fo:font-style="normal" fo:font-weight="normal" officeooo:rsid="000bda6c" style:font-size-asian="8pt" style:font-style-asian="normal" style:font-weight-asian="normal" style:font-name-complex="Arial" style:font-style-complex="normal" style:font-weight-complex="normal"/>
    </style:style>
    <style:style style:name="P21" style:family="paragraph" style:parent-style-name="Standard">
      <style:text-properties style:font-name="Arial" fo:font-size="8pt" officeooo:rsid="000dcc31" officeooo:paragraph-rsid="000dcc31" style:font-size-asian="8pt" style:font-name-complex="Arial"/>
    </style:style>
    <style:style style:name="P22" style:family="paragraph" style:parent-style-name="Heading_20_1">
      <style:text-properties fo:font-size="12pt" style:font-size-asian="12pt"/>
    </style:style>
    <style:style style:name="P23" style:family="paragraph" style:parent-style-name="Heading_20_3">
      <style:text-properties fo:font-style="normal" officeooo:rsid="000b03ba" officeooo:paragraph-rsid="000b03ba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b03ba"/>
    </style:style>
    <style:style style:name="T3" style:family="text">
      <style:text-properties fo:font-weight="normal" officeooo:rsid="000bda6c" style:font-name-asian="Arial" style:font-weight-asian="normal" style:font-weight-complex="normal"/>
    </style:style>
    <style:style style:name="T4" style:family="text">
      <style:text-properties officeooo:rsid="000bda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2" text:outline-level="1">Caso de Uso</text:h>
          </table:table-cell>
          <table:table-cell table:style-name="Tabla1.B1" table:number-columns-spanned="5" office:value-type="string">
            <text:h text:style-name="P23" text:outline-level="3">Asignar sanitario a consulta médica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1">CU-28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Actores</text:p>
          </table:table-cell>
          <table:table-cell table:style-name="Tabla1.B2" table:number-columns-spanned="7" office:value-type="string">
            <text:p text:style-name="P17">Administrativo (I) , Sanit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Tipo</text:p>
          </table:table-cell>
          <table:table-cell table:style-name="Tabla1.B3" table:number-columns-spanned="7" office:value-type="string">
            <text:p text:style-name="P17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Precondición</text:p>
          </table:table-cell>
          <table:table-cell table:style-name="Tabla1.B5" table:number-columns-spanned="7" office:value-type="string">
            <text:p text:style-name="P17">El miembro del sanitario está debidamente registrado en el sistema y tiene disponible una franja horaria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Postcondición</text:p>
          </table:table-cell>
          <table:table-cell table:style-name="Tabla1.B6" table:number-columns-spanned="7" office:value-type="string">
            <text:p text:style-name="P17">Se ha creado una consulta médica e inicializada correctamente con el sanitario y una franja horaria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1">Autor</text:p>
          </table:table-cell>
          <table:table-cell table:style-name="Tabla1.B7" office:value-type="string">
            <text:p text:style-name="P14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0">17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0">1.0</text:p>
          </table:table-cell>
        </table:table-row>
      </table:table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Propósito</text:p>
          </table:table-cell>
        </table:table-row>
        <table:table-row table:style-name="Tabla2.1">
          <table:table-cell table:style-name="Tabla2.A2" office:value-type="string">
            <text:p text:style-name="P15">Crear en el sistema una consulta médica, aportando para ello un identificador de sanitario válido y una franja horaria no ocupada. Además el sistema deberá actualizar los registros pertinentes.</text:p>
          </table:table-cell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sumen</text:p>
          </table:table-cell>
        </table:table-row>
        <table:table-row table:style-name="Tabla3.1">
          <table:table-cell table:style-name="Tabla3.A2" office:value-type="string">
            <text:p text:style-name="P15">El administrador le indicará al sistema que cree una consulta médica, aportando para ello un identificador de sanitario válido y una franja horaria no ocupada. El sistema con esos datos creará una consulta médica y actualizará los registros oportunos. Por último el sistema enviará un mensaje de confirmación al administrador.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2">1</text:p>
          </table:table-cell>
          <table:table-cell table:style-name="Tabla4.B2" office:value-type="string">
            <text:p text:style-name="P9">A<text:span text:style-name="T2">dministrador: Indica al sistema que quiere asignar a un sanitario una consulta médica, para ello introducirá un identificador de sanitario y una franja horaria.</text:span></text:p>
          </table:table-cell>
          <table:table-cell table:style-name="Tabla4.C2" office:value-type="string">
            <text:p text:style-name="P3"/>
          </table:table-cell>
          <table:table-cell table:style-name="Tabla4.D2" office:value-type="string">
            <text:p text:style-name="P4"/>
          </table:table-cell>
        </table:table-row>
        <table:table-row table:style-name="Tabla4.2">
          <table:table-cell table:style-name="Tabla4.A3" office:value-type="string">
            <text:p text:style-name="P2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5">2</text:p>
          </table:table-cell>
          <table:table-cell table:style-name="Tabla4.D3" office:value-type="string">
            <text:p text:style-name="P18">El sistema comprobará si el identificador y la franja horaria son válidos y creará una consulta médica y actualizará los registros oportunos. Por último, enviará al administrado un mensaje de notificación.</text:p>
          </table:table-cell>
        </table:table-row>
        <table:table-row table:style-name="Tabla4.2">
          <table:table-cell table:style-name="Tabla4.A4" office:value-type="string">
            <text:p text:style-name="P13">3</text:p>
          </table:table-cell>
          <table:table-cell table:style-name="Tabla4.B4" office:value-type="string">
            <text:p text:style-name="P16">Administrador: Recibe un mensaje de confirmación.</text:p>
          </table:table-cell>
          <table:table-cell table:style-name="Tabla4.C4" office:value-type="string">
            <text:p text:style-name="P3"/>
          </table:table-cell>
          <table:table-cell table:style-name="Tabla4.D4" office:value-type="string">
            <text:p text:style-name="P4"/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3a</text:p>
          </table:table-cell>
          <table:table-cell table:style-name="Tabla5.B2" table:number-columns-spanned="4" office:value-type="string">
            <text:p text:style-name="P9"><text:span text:style-name="T3">El administrativo recibe un mensaje de error en caso de que el sanitario introducido o la franja horaria no sean válidas.</text:span><text:span text:style-name="T1">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2"><text:span text:style-name="T4">3</text:span>b</text:p>
          </table:table-cell>
          <table:table-cell table:style-name="Tabla5.B3" table:number-columns-spanned="4" office:value-type="string">
            <text:p text:style-name="P16">El administrativo recibe un mensaje de error en caso de que el sistema tenga un error creando la consulta médica o actualizando los registros. Y el sistema le ofrece la posibilidad de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19">Alta, dependerá del número de miembros del personal sanitario así como del número de clientes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19">Moderado, con tiempo de respuesta aceptable</text:p>
          </table:table-cell>
        </table:table-row>
        <table:table-row table:style-name="Tabla5.1">
          <table:table-cell table:style-name="Tabla5.A6" table:number-columns-spanned="2" office:value-type="string">
            <text:p text:style-name="P1">Importancia</text:p>
          </table:table-cell>
          <table:covered-table-cell/>
          <table:table-cell table:style-name="Tabla5.C6" office:value-type="string">
            <text:p text:style-name="P20">Alt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19">Moderada</text:p>
          </table:table-cell>
        </table:table-row>
        <table:table-row table:style-name="Tabla5.1">
          <table:table-cell table:style-name="Tabla5.A7" table:number-columns-spanned="2" office:value-type="string">
            <text:p text:style-name="P1">Estado</text:p>
          </table:table-cell>
          <table:covered-table-cell/>
          <table:table-cell table:style-name="Tabla5.C7" office:value-type="string">
            <text:p text:style-name="P20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19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27:54.614575356</dc:date>
    <meta:print-date>2012-03-13T15:37:00</meta:print-date>
    <meta:editing-cycles>10</meta:editing-cycles>
    <meta:editing-duration>PT40M3S</meta:editing-duration>
    <meta:generator>LibreOffice/5.4.6.2$Linux_X86_64 LibreOffice_project/40m0$Build-2</meta:generator>
    <meta:document-statistic meta:table-count="5" meta:image-count="0" meta:object-count="0" meta:page-count="1" meta:paragraph-count="48" meta:word-count="309" meta:character-count="2007" meta:non-whitespace-character-count="1743"/>
  </office:meta>
</office:document-meta>
</file>